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hadow-opacity="38%" draw:start-line-spacing-horizontal="0cm" draw:start-line-spacing-vertical="0cm" draw:end-line-spacing-horizontal="0cm" draw:end-line-spacing-vertical="0cm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962cm" fo:padding-top="0.13cm" fo:padding-bottom="0.13cm" fo:padding-left="0.25cm" fo:padding-right="0.25cm" fo:wrap-option="no-wrap" draw:shadow="hidden" draw:shadow-offset-x="0cm" draw:shadow-offset-y="0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6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7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8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9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10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11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14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1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hadow-opacity="38%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19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0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1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25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27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29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32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3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4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674cm" fo:padding-top="0.13cm" fo:padding-bottom="0.13cm" fo:padding-left="0.25cm" fo:padding-right="0.25cm" fo:wrap-option="no-wrap" draw:shadow="hidden" draw:shadow-offset-x="0cm" draw:shadow-offset-y="0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619cm" fo:padding-top="0.13cm" fo:padding-bottom="0.13cm" fo:padding-left="0.25cm" fo:padding-right="0.25cm" fo:wrap-option="no-wrap" draw:shadow="hidden" draw:shadow-offset-x="0cm" draw:shadow-offset-y="0cm"/>
    </style:style>
    <style:style style:name="gr37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8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40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592cm" fo:padding-top="0.13cm" fo:padding-bottom="0.13cm" fo:padding-left="0.25cm" fo:padding-right="0.25cm" fo:wrap-option="no-wrap" draw:shadow="hidden" draw:shadow-offset-x="0cm" draw:shadow-offset-y="0cm"/>
    </style:style>
    <style:style style:name="gr42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0.496cm" fo:padding-top="0.13cm" fo:padding-bottom="0.13cm" fo:padding-left="0.25cm" fo:padding-right="0.25cm" fo:wrap-option="no-wrap" draw:shadow="hidden" draw:shadow-offset-x="0cm" draw:shadow-offset-y="0cm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116cm" fo:padding-top="0.13cm" fo:padding-bottom="0.13cm" fo:padding-left="0.25cm" fo:padding-right="0.25cm" fo:wrap-option="no-wrap" draw:shadow="hidden" draw:shadow-offset-x="0cm" draw:shadow-offset-y="0cm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fo:min-height="0.593cm" fo:min-width="2.39cm" fo:padding-top="0.13cm" fo:padding-bottom="0.13cm" fo:padding-left="0.25cm" fo:padding-right="0.25cm" fo:wrap-option="no-wrap" draw:shadow="hidden" draw:shadow-offset-x="0cm" draw:shadow-offset-y="0cm"/>
    </style:style>
    <style:style style:name="P1" style:family="paragraph">
      <style:paragraph-properties fo:text-align="center" style:writing-mode="lr-tb"/>
      <style:text-properties fo:color="#000000" fo:font-size="24pt"/>
    </style:style>
    <style:style style:name="P2" style:family="paragraph">
      <style:paragraph-properties fo:margin-left="0cm" fo:margin-right="0cm" fo:line-height="100%" fo:text-indent="0cm"/>
      <style:text-properties fo:color="#000000"/>
    </style:style>
    <style:style style:name="P3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4" style:family="paragraph">
      <style:paragraph-properties fo:margin-left="0cm" fo:margin-right="0cm" fo:line-height="100%" fo:text-align="center" fo:text-indent="0cm"/>
      <style:text-properties fo:color="#000000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/>
    </style:style>
    <style:style style:name="T1" style:family="text">
      <style:text-properties fo:font-family="'Helvetica LT Std Light'" style:font-pitch="variable" fo:font-size="14pt" style:font-family-asian="'Helvetica LT Std Light'" style:font-pitch-asian="variable" style:font-size-asian="14pt" style:font-family-complex="'Helvetica LT Std Light'" style:font-pitch-complex="variable" style:font-size-complex="14pt"/>
    </style:style>
    <text:list-style style:name="L1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onnector draw:name="Straight Arrow Connector 5" draw:style-name="gr1" draw:text-style-name="P1" draw:layer="layout" draw:type="line" svg:x1="1.331cm" svg:y1="0.85cm" svg:x2="4.643cm" svg:y2="0.852cm" svg:d="m1331 850 3312 2">
          <text:p/>
        </draw:connector>
        <draw:custom-shape draw:name="TextBox 6" draw:style-name="gr2" draw:text-style-name="P3" draw:layer="layout" svg:width="1.462cm" svg:height="0.853cm" svg:x="0.04cm" svg:y="0.423cm">
          <text:p text:style-name="P2"><text:span text:style-name="T1">CR3</text:span></text:p>
          <draw:enhanced-geometry svg:viewBox="0 0 21600 21600" draw:type="mso-spt202" draw:enhanced-path="M 0 0 L 21600 0 21600 21600 0 21600 0 0 Z N"/>
        </draw:custom-shape>
        <draw:connector draw:name="Straight Arrow Connector 7" draw:style-name="gr1" draw:text-style-name="P1" draw:layer="layout" draw:type="line" svg:x1="6.913cm" svg:y1="1.282cm" svg:x2="10.441cm" svg:y2="1.284cm" svg:d="m6913 1282 3528 2">
          <text:p/>
        </draw:connector>
        <draw:custom-shape draw:name="TextBox 8" draw:style-name="gr3" draw:text-style-name="P3" draw:layer="layout" svg:width="2.616cm" svg:height="0.853cm" svg:x="4.488cm" svg:y="0.004cm">
          <text:p text:style-name="P2"><text:span text:style-name="T1">pg 00000</text:span></text:p>
          <draw:enhanced-geometry svg:viewBox="0 0 21600 21600" draw:type="mso-spt202" draw:enhanced-path="M 0 0 L 21600 0 21600 21600 0 21600 0 0 Z N"/>
        </draw:custom-shape>
        <draw:custom-shape draw:name="TextBox 10" draw:style-name="gr4" draw:text-style-name="P3" draw:layer="layout" svg:width="3.092cm" svg:height="0.853cm" svg:x="1.533cm" svg:y="0.873cm">
          <text:p text:style-name="P2"><text:span text:style-name="T1">entry 0x000</text:span></text:p>
          <draw:enhanced-geometry svg:viewBox="0 0 21600 21600" draw:type="mso-spt202" draw:enhanced-path="M 0 0 L 21600 0 21600 21600 0 21600 0 0 Z N"/>
        </draw:custom-shape>
        <draw:custom-shape draw:name="TextBox 15" draw:style-name="gr5" draw:text-style-name="P3" draw:layer="layout" svg:width="3.092cm" svg:height="0.853cm" svg:x="1.533cm" svg:y="3.073cm">
          <text:p text:style-name="P2"><text:span text:style-name="T1">entry 0x020</text:span></text:p>
          <draw:enhanced-geometry svg:viewBox="0 0 21600 21600" draw:type="mso-spt202" draw:enhanced-path="M 0 0 L 21600 0 21600 21600 0 21600 0 0 Z N"/>
        </draw:custom-shape>
        <draw:custom-shape draw:name="Rectangle 20" draw:style-name="gr6" draw:text-style-name="P5" draw:layer="layout" svg:width="2.333cm" svg:height="0.719cm" svg:x="4.629cm" svg:y="0.864cm">
          <text:p text:style-name="P4"><text:span text:style-name="T1">00001</text:span></text:p>
          <draw:enhanced-geometry svg:viewBox="0 0 21600 21600" draw:type="rectangle" draw:enhanced-path="M 0 0 L 21600 0 21600 21600 0 21600 0 0 Z N"/>
        </draw:custom-shape>
        <draw:custom-shape draw:name="Rectangle 22" draw:style-name="gr7" draw:text-style-name="P5" draw:layer="layout" svg:width="2.333cm" svg:height="0.715cm" svg:x="10.45cm" svg:y="1.296cm">
          <text:p text:style-name="P4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angle 19" draw:style-name="gr8" draw:text-style-name="P5" draw:layer="layout" svg:width="2.333cm" svg:height="0.719cm" svg:x="10.459cm" svg:y="2.006cm">
          <text:p text:style-name="P4"><text:span text:style-name="T1">00004</text:span></text:p>
          <draw:enhanced-geometry svg:viewBox="0 0 21600 21600" draw:type="rectangle" draw:enhanced-path="M 0 0 L 21600 0 21600 21600 0 21600 0 0 Z N"/>
        </draw:custom-shape>
        <draw:custom-shape draw:name="Rectangle 9" draw:style-name="gr9" draw:text-style-name="P5" draw:layer="layout" svg:width="2.333cm" svg:height="1.57cm" svg:x="4.629cm" svg:y="1.583cm">
          <text:p text:style-name="P4"><text:span text:style-name="T1">…</text:span></text:p>
          <text:p text:style-name="P4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angle 21" draw:style-name="gr10" draw:text-style-name="P5" draw:layer="layout" svg:width="2.342cm" svg:height="0.692cm" svg:x="4.625cm" svg:y="3.166cm">
          <text:p text:style-name="P4"><text:span text:style-name="T1">00002</text:span></text:p>
          <draw:enhanced-geometry svg:viewBox="0 0 21600 21600" draw:type="rectangle" draw:enhanced-path="M 0 0 L 21600 0 21600 21600 0 21600 0 0 Z N"/>
        </draw:custom-shape>
        <draw:custom-shape draw:name="Rectangle 14" draw:style-name="gr11" draw:text-style-name="P5" draw:layer="layout" svg:width="2.333cm" svg:height="5.076cm" svg:x="4.629cm" svg:y="3.876cm">
          <text:p text:style-name="P4"><text:span text:style-name="T1">…</text:span></text:p>
          <text:p text:style-name="P4"><text:span text:style-name="T1"/></text:p>
          <text:p text:style-name="P4"><text:span text:style-name="T1"/></text:p>
          <text:p text:style-name="P4"><text:span text:style-name="T1">…</text:span></text:p>
          <draw:enhanced-geometry svg:viewBox="0 0 21600 21600" draw:type="rectangle" draw:enhanced-path="M 0 0 L 21600 0 21600 21600 0 21600 0 0 Z N"/>
        </draw:custom-shape>
        <draw:custom-shape draw:name="TextBox 23" draw:style-name="gr12" draw:text-style-name="P3" draw:layer="layout" svg:width="3.092cm" svg:height="0.853cm" svg:x="7.325cm" svg:y="1.931cm">
          <text:p text:style-name="P2"><text:span text:style-name="T1">entry 0x110</text:span></text:p>
          <draw:enhanced-geometry svg:viewBox="0 0 21600 21600" draw:type="mso-spt202" draw:enhanced-path="M 0 0 L 21600 0 21600 21600 0 21600 0 0 Z N"/>
        </draw:custom-shape>
        <draw:custom-shape draw:name="TextBox 25" draw:style-name="gr13" draw:text-style-name="P3" draw:layer="layout" svg:width="0.996cm" svg:height="0.853cm" svg:x="11.123cm" svg:y="2.76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onnector draw:name="Straight Arrow Connector 26" draw:style-name="gr1" draw:text-style-name="P1" draw:layer="layout" draw:type="line" svg:x1="12.796cm" svg:y1="2.349cm" svg:x2="15.165cm" svg:y2="2.351cm" svg:d="m12796 2349 2369 2">
          <text:p/>
        </draw:connector>
        <draw:custom-shape draw:name="Rectangle 27" draw:style-name="gr14" draw:text-style-name="P5" draw:layer="layout" svg:width="3.276cm" svg:height="0.696cm" svg:x="15.169cm" svg:y="2.364cm">
          <text:p text:style-name="P4"><text:span text:style-name="T1">VPN 00110</text:span></text:p>
          <draw:enhanced-geometry svg:viewBox="0 0 21600 21600" draw:type="rectangle" draw:enhanced-path="M 0 0 L 21600 0 21600 21600 0 21600 0 0 Z N"/>
        </draw:custom-shape>
        <draw:line draw:name="Straight Connector 28" draw:style-name="gr15" draw:text-style-name="P1" draw:layer="layout" svg:x1="6.962cm" svg:y1="3.514cm" svg:x2="8.783cm" svg:y2="3.514cm">
          <text:p/>
        </draw:line>
        <draw:line draw:name="Straight Connector 29" draw:style-name="gr15" draw:text-style-name="P1" draw:layer="layout" svg:x1="8.788cm" svg:y1="4.44cm" svg:x2="8.788cm" svg:y2="3.484cm">
          <text:p/>
        </draw:line>
        <draw:custom-shape draw:name="TextBox 30" draw:style-name="gr16" draw:text-style-name="P3" draw:layer="layout" svg:width="2.616cm" svg:height="0.853cm" svg:x="10.326cm" svg:y="0.441cm">
          <text:p text:style-name="P2"><text:span text:style-name="T1">pg 00001</text:span></text:p>
          <draw:enhanced-geometry svg:viewBox="0 0 21600 21600" draw:type="mso-spt202" draw:enhanced-path="M 0 0 L 21600 0 21600 21600 0 21600 0 0 Z N"/>
        </draw:custom-shape>
        <draw:custom-shape draw:name="TextBox 31" draw:style-name="gr17" draw:text-style-name="P3" draw:layer="layout" svg:width="2.616cm" svg:height="0.853cm" svg:x="15.508cm" svg:y="1.504cm">
          <text:p text:style-name="P2"><text:span text:style-name="T1">pg 00004</text:span></text:p>
          <draw:enhanced-geometry svg:viewBox="0 0 21600 21600" draw:type="mso-spt202" draw:enhanced-path="M 0 0 L 21600 0 21600 21600 0 21600 0 0 Z N"/>
        </draw:custom-shape>
        <draw:custom-shape draw:name="TextBox 32" draw:style-name="gr18" draw:text-style-name="P3" draw:layer="layout" svg:width="2.616cm" svg:height="0.853cm" svg:x="10.291cm" svg:y="3.594cm">
          <text:p text:style-name="P2"><text:span text:style-name="T1">pg 00002</text:span></text:p>
          <draw:enhanced-geometry svg:viewBox="0 0 21600 21600" draw:type="mso-spt202" draw:enhanced-path="M 0 0 L 21600 0 21600 21600 0 21600 0 0 Z N"/>
        </draw:custom-shape>
        <draw:custom-shape draw:name="Rectangle 33" draw:style-name="gr19" draw:text-style-name="P5" draw:layer="layout" svg:width="2.332cm" svg:height="0.715cm" svg:x="10.477cm" svg:y="4.449cm">
          <text:p text:style-name="P4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angle 34" draw:style-name="gr20" draw:text-style-name="P5" draw:layer="layout" svg:width="2.333cm" svg:height="0.719cm" svg:x="10.481cm" svg:y="5.159cm">
          <text:p text:style-name="P4"><text:span text:style-name="T1">00005</text:span></text:p>
          <draw:enhanced-geometry svg:viewBox="0 0 21600 21600" draw:type="rectangle" draw:enhanced-path="M 0 0 L 21600 0 21600 21600 0 21600 0 0 Z N"/>
        </draw:custom-shape>
        <draw:custom-shape draw:name="Rectangle 35" draw:style-name="gr21" draw:text-style-name="P5" draw:layer="layout" svg:width="2.332cm" svg:height="0.715cm" svg:x="10.477cm" svg:y="5.86cm">
          <text:p text:style-name="P4"><text:span text:style-name="T1">00006</text:span></text:p>
          <draw:enhanced-geometry svg:viewBox="0 0 21600 21600" draw:type="rectangle" draw:enhanced-path="M 0 0 L 21600 0 21600 21600 0 21600 0 0 Z N"/>
        </draw:custom-shape>
        <draw:custom-shape draw:name="TextBox 36" draw:style-name="gr22" draw:text-style-name="P3" draw:layer="layout" svg:width="3.092cm" svg:height="0.853cm" svg:x="7.38cm" svg:y="5.084cm">
          <text:p text:style-name="P2"><text:span text:style-name="T1">entry 0x048</text:span></text:p>
          <draw:enhanced-geometry svg:viewBox="0 0 21600 21600" draw:type="mso-spt202" draw:enhanced-path="M 0 0 L 21600 0 21600 21600 0 21600 0 0 Z N"/>
        </draw:custom-shape>
        <draw:connector draw:name="Straight Arrow Connector 38" draw:style-name="gr1" draw:text-style-name="P1" draw:layer="layout" draw:type="line" svg:x1="8.739cm" svg:y1="4.431cm" svg:x2="10.504cm" svg:y2="4.433cm" svg:d="m8739 4431 1765 2">
          <text:p/>
        </draw:connector>
        <draw:custom-shape draw:name="TextBox 40" draw:style-name="gr23" draw:text-style-name="P3" draw:layer="layout" svg:width="3.092cm" svg:height="0.853cm" svg:x="7.374cm" svg:y="5.755cm">
          <text:p text:style-name="P2"><text:span text:style-name="T1">entry 0x049</text:span></text:p>
          <draw:enhanced-geometry svg:viewBox="0 0 21600 21600" draw:type="mso-spt202" draw:enhanced-path="M 0 0 L 21600 0 21600 21600 0 21600 0 0 Z N"/>
        </draw:custom-shape>
        <draw:custom-shape draw:name="TextBox 41" draw:style-name="gr24" draw:text-style-name="P3" draw:layer="layout" svg:width="0.996cm" svg:height="0.853cm" svg:x="11.118cm" svg:y="6.588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onnector draw:name="Straight Arrow Connector 43" draw:style-name="gr1" draw:text-style-name="P1" draw:layer="layout" draw:type="line" svg:x1="12.817cm" svg:y1="5.533cm" svg:x2="15.191cm" svg:y2="5.535cm" svg:d="m12817 5533 2374 2">
          <text:p/>
        </draw:connector>
        <draw:custom-shape draw:name="Rectangle 44" draw:style-name="gr25" draw:text-style-name="P5" draw:layer="layout" svg:width="3.276cm" svg:height="0.697cm" svg:x="15.195cm" svg:y="5.547cm">
          <text:p text:style-name="P4"><text:span text:style-name="T1">VPN 08048</text:span></text:p>
          <draw:enhanced-geometry svg:viewBox="0 0 21600 21600" draw:type="rectangle" draw:enhanced-path="M 0 0 L 21600 0 21600 21600 0 21600 0 0 Z N"/>
        </draw:custom-shape>
        <draw:custom-shape draw:name="TextBox 45" draw:style-name="gr26" draw:text-style-name="P3" draw:layer="layout" svg:width="2.616cm" svg:height="0.853cm" svg:x="15.534cm" svg:y="4.692cm">
          <text:p text:style-name="P2"><text:span text:style-name="T1">pg 00005</text:span></text:p>
          <draw:enhanced-geometry svg:viewBox="0 0 21600 21600" draw:type="mso-spt202" draw:enhanced-path="M 0 0 L 21600 0 21600 21600 0 21600 0 0 Z N"/>
        </draw:custom-shape>
        <draw:line draw:name="Straight Connector 46" draw:style-name="gr15" draw:text-style-name="P1" draw:layer="layout" svg:x1="12.814cm" svg:y1="6.235cm" svg:x2="13.969cm" svg:y2="6.235cm">
          <text:p/>
        </draw:line>
        <draw:line draw:name="Straight Connector 47" draw:style-name="gr15" draw:text-style-name="P1" draw:layer="layout" svg:x1="13.934cm" svg:y1="7.165cm" svg:x2="13.934cm" svg:y2="6.208cm">
          <text:p/>
        </draw:line>
        <draw:connector draw:name="Straight Arrow Connector 48" draw:style-name="gr1" draw:text-style-name="P1" draw:layer="layout" draw:type="line" svg:x1="13.907cm" svg:y1="7.151cm" svg:x2="15.196cm" svg:y2="7.153cm" svg:d="m13907 7151 1289 2">
          <text:p/>
        </draw:connector>
        <draw:custom-shape draw:name="Rectangle 51" draw:style-name="gr27" draw:text-style-name="P5" draw:layer="layout" svg:width="3.272cm" svg:height="0.701cm" svg:x="15.191cm" svg:y="7.135cm">
          <text:p text:style-name="P4"><text:span text:style-name="T1">VPN 08049</text:span></text:p>
          <draw:enhanced-geometry svg:viewBox="0 0 21600 21600" draw:type="rectangle" draw:enhanced-path="M 0 0 L 21600 0 21600 21600 0 21600 0 0 Z N"/>
        </draw:custom-shape>
        <draw:custom-shape draw:name="TextBox 57" draw:style-name="gr28" draw:text-style-name="P3" draw:layer="layout" svg:width="2.616cm" svg:height="0.853cm" svg:x="15.494cm" svg:y="6.279cm">
          <text:p text:style-name="P2"><text:span text:style-name="T1">pg 00006</text:span></text:p>
          <draw:enhanced-geometry svg:viewBox="0 0 21600 21600" draw:type="mso-spt202" draw:enhanced-path="M 0 0 L 21600 0 21600 21600 0 21600 0 0 Z N"/>
        </draw:custom-shape>
        <draw:custom-shape draw:name="Rectangle 59" draw:style-name="gr29" draw:text-style-name="P5" draw:layer="layout" svg:width="2.333cm" svg:height="0.718cm" svg:x="4.629cm" svg:y="8.952cm">
          <text:p text:style-name="P4"><text:span text:style-name="T1">00003</text:span></text:p>
          <draw:enhanced-geometry svg:viewBox="0 0 21600 21600" draw:type="rectangle" draw:enhanced-path="M 0 0 L 21600 0 21600 21600 0 21600 0 0 Z N"/>
        </draw:custom-shape>
        <draw:custom-shape draw:name="TextBox 60" draw:style-name="gr30" draw:text-style-name="P3" draw:layer="layout" svg:width="0.996cm" svg:height="0.853cm" svg:x="5.298cm" svg:y="9.679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ustom-shape draw:name="TextBox 61" draw:style-name="gr31" draw:text-style-name="P3" draw:layer="layout" svg:width="3.092cm" svg:height="0.853cm" svg:x="1.529cm" svg:y="8.863cm">
          <text:p text:style-name="P2"><text:span text:style-name="T1">entry 0x22F</text:span></text:p>
          <draw:enhanced-geometry svg:viewBox="0 0 21600 21600" draw:type="mso-spt202" draw:enhanced-path="M 0 0 L 21600 0 21600 21600 0 21600 0 0 Z N"/>
        </draw:custom-shape>
        <draw:line draw:name="Straight Connector 62" draw:style-name="gr15" draw:text-style-name="P1" draw:layer="layout" svg:x1="6.953cm" svg:y1="9.304cm" svg:x2="8.775cm" svg:y2="9.304cm">
          <text:p/>
        </draw:line>
        <draw:line draw:name="Straight Connector 63" draw:style-name="gr15" draw:text-style-name="P1" draw:layer="layout" svg:x1="8.779cm" svg:y1="10.234cm" svg:x2="8.779cm" svg:y2="9.277cm">
          <text:p/>
        </draw:line>
        <draw:custom-shape draw:name="Rectangle 64" draw:style-name="gr32" draw:text-style-name="P5" draw:layer="layout" svg:width="2.329cm" svg:height="0.719cm" svg:x="10.472cm" svg:y="10.239cm">
          <text:p text:style-name="P4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angle 65" draw:style-name="gr33" draw:text-style-name="P5" draw:layer="layout" svg:width="2.332cm" svg:height="0.714cm" svg:x="10.477cm" svg:y="10.954cm">
          <text:p text:style-name="P4"><text:span text:style-name="T1">00007</text:span></text:p>
          <draw:enhanced-geometry svg:viewBox="0 0 21600 21600" draw:type="rectangle" draw:enhanced-path="M 0 0 L 21600 0 21600 21600 0 21600 0 0 Z N"/>
        </draw:custom-shape>
        <draw:custom-shape draw:name="Rectangle 66" draw:style-name="gr34" draw:text-style-name="P5" draw:layer="layout" svg:width="2.329cm" svg:height="0.719cm" svg:x="10.472cm" svg:y="11.65cm">
          <text:p text:style-name="P4"><text:span text:style-name="T1">00008</text:span></text:p>
          <draw:enhanced-geometry svg:viewBox="0 0 21600 21600" draw:type="rectangle" draw:enhanced-path="M 0 0 L 21600 0 21600 21600 0 21600 0 0 Z N"/>
        </draw:custom-shape>
        <draw:custom-shape draw:name="TextBox 67" draw:style-name="gr35" draw:text-style-name="P3" draw:layer="layout" svg:width="3.174cm" svg:height="0.853cm" svg:x="7.384cm" svg:y="10.879cm">
          <text:p text:style-name="P2"><text:span text:style-name="T1">entry 0x3DF</text:span></text:p>
          <draw:enhanced-geometry svg:viewBox="0 0 21600 21600" draw:type="mso-spt202" draw:enhanced-path="M 0 0 L 21600 0 21600 21600 0 21600 0 0 Z N"/>
        </draw:custom-shape>
        <draw:connector draw:name="Straight Arrow Connector 68" draw:style-name="gr1" draw:text-style-name="P1" draw:layer="layout" draw:type="line" svg:x1="8.734cm" svg:y1="10.221cm" svg:x2="10.494cm" svg:y2="10.223cm" svg:d="m8734 10221 1760 2">
          <text:p/>
        </draw:connector>
        <draw:custom-shape draw:name="TextBox 69" draw:style-name="gr36" draw:text-style-name="P3" draw:layer="layout" svg:width="3.119cm" svg:height="0.853cm" svg:x="7.369cm" svg:y="11.545cm">
          <text:p text:style-name="P2"><text:span text:style-name="T1">entry 0x3E0</text:span></text:p>
          <draw:enhanced-geometry svg:viewBox="0 0 21600 21600" draw:type="mso-spt202" draw:enhanced-path="M 0 0 L 21600 0 21600 21600 0 21600 0 0 Z N"/>
        </draw:custom-shape>
        <draw:connector draw:name="Straight Arrow Connector 70" draw:style-name="gr1" draw:text-style-name="P1" draw:layer="layout" draw:type="line" svg:x1="12.814cm" svg:y1="11.323cm" svg:x2="15.183cm" svg:y2="11.325cm" svg:d="m12814 11323 2369 2">
          <text:p/>
        </draw:connector>
        <draw:custom-shape draw:name="Rectangle 71" draw:style-name="gr37" draw:text-style-name="P5" draw:layer="layout" svg:width="3.272cm" svg:height="0.697cm" svg:x="15.191cm" svg:y="10.94cm">
          <text:p text:style-name="P4"><text:span text:style-name="T1">VPN BFFDF</text:span></text:p>
          <draw:enhanced-geometry svg:viewBox="0 0 21600 21600" draw:type="rectangle" draw:enhanced-path="M 0 0 L 21600 0 21600 21600 0 21600 0 0 Z N"/>
        </draw:custom-shape>
        <draw:line draw:name="Straight Connector 72" draw:style-name="gr15" draw:text-style-name="P1" draw:layer="layout" svg:x1="12.809cm" svg:y1="12.03cm" svg:x2="13.96cm" svg:y2="12.03cm">
          <text:p/>
        </draw:line>
        <draw:line draw:name="Straight Connector 73" draw:style-name="gr15" draw:text-style-name="P1" draw:layer="layout" svg:x1="13.929cm" svg:y1="12.955cm" svg:x2="13.929cm" svg:y2="12.002cm">
          <text:p/>
        </draw:line>
        <draw:connector draw:name="Straight Arrow Connector 74" draw:style-name="gr1" draw:text-style-name="P1" draw:layer="layout" draw:type="line" svg:x1="13.903cm" svg:y1="12.946cm" svg:x2="15.192cm" svg:y2="12.948cm" svg:d="m13903 12946 1289 2">
          <text:p/>
        </draw:connector>
        <draw:custom-shape draw:name="Rectangle 75" draw:style-name="gr38" draw:text-style-name="P5" draw:layer="layout" svg:width="3.276cm" svg:height="0.697cm" svg:x="15.182cm" svg:y="12.929cm">
          <text:p text:style-name="P4"><text:span text:style-name="T1">VPN BFFE0</text:span></text:p>
          <draw:enhanced-geometry svg:viewBox="0 0 21600 21600" draw:type="rectangle" draw:enhanced-path="M 0 0 L 21600 0 21600 21600 0 21600 0 0 Z N"/>
        </draw:custom-shape>
        <draw:custom-shape draw:name="TextBox 76" draw:style-name="gr39" draw:text-style-name="P3" draw:layer="layout" svg:width="0.996cm" svg:height="0.853cm" svg:x="11.112cm" svg:y="12.382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ustom-shape draw:name="Rectangle 77" draw:style-name="gr40" draw:text-style-name="P5" draw:layer="layout" svg:width="2.333cm" svg:height="0.715cm" svg:x="10.494cm" svg:y="13.242cm">
          <text:p text:style-name="P4"><text:span text:style-name="T1">00026</text:span></text:p>
          <draw:enhanced-geometry svg:viewBox="0 0 21600 21600" draw:type="rectangle" draw:enhanced-path="M 0 0 L 21600 0 21600 21600 0 21600 0 0 Z N"/>
        </draw:custom-shape>
        <draw:custom-shape draw:name="TextBox 78" draw:style-name="gr41" draw:text-style-name="P3" draw:layer="layout" svg:width="3.092cm" svg:height="0.853cm" svg:x="7.394cm" svg:y="13.136cm">
          <text:p text:style-name="P2"><text:span text:style-name="T1">entry 0x3FF</text:span></text:p>
          <draw:enhanced-geometry svg:viewBox="0 0 21600 21600" draw:type="mso-spt202" draw:enhanced-path="M 0 0 L 21600 0 21600 21600 0 21600 0 0 Z N"/>
        </draw:custom-shape>
        <draw:line draw:name="Straight Connector 79" draw:style-name="gr15" draw:text-style-name="P1" draw:layer="layout" svg:x1="12.831cm" svg:y1="13.617cm" svg:x2="13.987cm" svg:y2="13.617cm">
          <text:p/>
        </draw:line>
        <draw:line draw:name="Straight Connector 80" draw:style-name="gr15" draw:text-style-name="P1" draw:layer="layout" svg:x1="13.952cm" svg:y1="14.547cm" svg:x2="13.952cm" svg:y2="13.59cm">
          <text:p/>
        </draw:line>
        <draw:connector draw:name="Straight Arrow Connector 81" draw:style-name="gr1" draw:text-style-name="P1" draw:layer="layout" draw:type="line" svg:x1="13.925cm" svg:y1="14.533cm" svg:x2="15.214cm" svg:y2="14.535cm" svg:d="m13925 14533 1289 2">
          <text:p/>
        </draw:connector>
        <draw:custom-shape draw:name="Rectangle 82" draw:style-name="gr42" draw:text-style-name="P5" draw:layer="layout" svg:width="3.277cm" svg:height="0.696cm" svg:x="15.208cm" svg:y="14.517cm">
          <text:p text:style-name="P4"><text:span text:style-name="T1">VPN BFFFF</text:span></text:p>
          <draw:enhanced-geometry svg:viewBox="0 0 21600 21600" draw:type="rectangle" draw:enhanced-path="M 0 0 L 21600 0 21600 21600 0 21600 0 0 Z N"/>
        </draw:custom-shape>
        <draw:custom-shape draw:name="TextBox 83" draw:style-name="gr43" draw:text-style-name="P3" draw:layer="layout" svg:width="0.996cm" svg:height="0.853cm" svg:x="11.136cm" svg:y="13.97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ustom-shape draw:name="TextBox 84" draw:style-name="gr44" draw:text-style-name="P3" draw:layer="layout" svg:width="0.996cm" svg:height="0.853cm" svg:x="16.32cm" svg:y="13.63cm">
          <text:p text:style-name="P2"><text:span text:style-name="T1">…</text:span></text:p>
          <draw:enhanced-geometry svg:viewBox="0 0 21600 21600" draw:type="mso-spt202" draw:enhanced-path="M 0 0 L 21600 0 21600 21600 0 21600 0 0 Z N"/>
        </draw:custom-shape>
        <draw:custom-shape draw:name="TextBox 85" draw:style-name="gr45" draw:text-style-name="P3" draw:layer="layout" svg:width="2.616cm" svg:height="0.853cm" svg:x="15.53cm" svg:y="10.125cm">
          <text:p text:style-name="P2"><text:span text:style-name="T1">pg 00007</text:span></text:p>
          <draw:enhanced-geometry svg:viewBox="0 0 21600 21600" draw:type="mso-spt202" draw:enhanced-path="M 0 0 L 21600 0 21600 21600 0 21600 0 0 Z N"/>
        </draw:custom-shape>
        <draw:custom-shape draw:name="TextBox 86" draw:style-name="gr46" draw:text-style-name="P3" draw:layer="layout" svg:width="2.616cm" svg:height="0.853cm" svg:x="15.53cm" svg:y="12.1cm">
          <text:p text:style-name="P2"><text:span text:style-name="T1">pg 00008</text:span></text:p>
          <draw:enhanced-geometry svg:viewBox="0 0 21600 21600" draw:type="mso-spt202" draw:enhanced-path="M 0 0 L 21600 0 21600 21600 0 21600 0 0 Z N"/>
        </draw:custom-shape>
        <draw:custom-shape draw:name="TextBox 87" draw:style-name="gr47" draw:text-style-name="P3" draw:layer="layout" svg:width="2.89cm" svg:height="0.853cm" svg:x="15.539cm" svg:y="15.064cm">
          <text:p text:style-name="P2"><text:span text:style-name="T1">pg 000026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OpenEnd_20_5" draw:display-name="msArrowOpenEnd 5" svg:viewBox="0 0 320 320" svg:d="m160 0 160 291-48 29-112-205-112 205-48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42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28T08:15:57</meta:creation-date>
    <dc:date>2015-05-28T08:20:00</dc:date>
    <meta:editing-duration>PT00H04M03S</meta:editing-duration>
    <meta:editing-cycles>1</meta:editing-cycles>
    <meta:document-statistic meta:object-count="65"/>
    <meta:generator>NeoOffice/3.4.1$Unix OpenOffice.org_project/Patch 14</meta:generator>
  </office:meta>
</office:document-meta>
</file>